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text-align="center"/>
      <style:text-properties fo:color="#000000" fo:font-size="24pt" style:font-size-asian="24pt" style:font-size-complex="24pt"/>
    </style:style>
    <style:style style:name="P3" style:family="paragraph">
      <style:text-properties fo:font-size="18pt"/>
    </style:style>
    <style:style style:name="P4" style:family="paragraph">
      <style:text-properties fo:color="#000000" fo:font-size="18pt"/>
    </style:style>
    <style:style style:name="P5" style:family="paragraph">
      <style:paragraph-properties fo:text-align="center"/>
      <style:text-properties fo:font-size="22pt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fo:color="#000000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style-name="gr1" draw:text-style-name="P2" xml:id="id1" draw:id="id1" draw:layer="layout" svg:width="10.5cm" svg:height="1.195cm" svg:x="8.5cm" svg:y="1.5cm">
          <draw:text-box>
            <text:p text:style-name="P1"><text:span text:style-name="T1">La gestione dei processi</text:span></text:p>
          </draw:text-box>
        </draw:frame>
        <draw:frame draw:style-name="gr1" draw:text-style-name="P4" xml:id="id2" draw:id="id2" draw:layer="layout" svg:width="24cm" svg:height="3.095cm" svg:x="1.5cm" svg:y="4cm">
          <draw:text-box>
            <text:p text:style-name="P3"><text:span text:style-name="T2">I processi, come già detto, sono gestiti dal sistema operativo.</text:span></text:p>
            <text:p text:style-name="P3"><text:span text:style-name="T2">Ad ogni processo è assegnato il codice eseguibile, lo spazio di memoria con i dati e lo spazio in memoria per lo stack e il PCB (Process Control Block).</text:span></text:p>
            <text:p text:style-name="P3"><text:span text:style-name="T2">Il PCB è una struttura dati contenente informazioni necessarie alla sua gestione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y-.1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  <anim:animate smil:dur="1s" smil:fill="hold" smil:targetElement="id2" smil:attributeName="x" smil:values="x;x" smil:keyTimes="0;1"/>
                  <anim:animate smil:dur="1s" smil:fill="hold" smil:targetElement="id2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office:forms form:automatic-focus="false" form:apply-design-mode="false"/>
        <draw:frame draw:style-name="gr1" draw:text-style-name="P3" xml:id="id3" draw:id="id3" draw:layer="layout" svg:width="24cm" svg:height="4.517cm" svg:x="2cm" svg:y="2.5cm">
          <draw:text-box>
            <text:p text:style-name="P3">In particolare il PCB è una struttura dati del nucleo del sistema operativo che contiene le informazioni essenziali per la gestione del processo,ovvero:</text:p>
            <text:p text:style-name="P3"><text:tab/>Puntatori</text:p>
            <text:p text:style-name="P3"><text:tab/>Identificatori</text:p>
            <text:p text:style-name="P3"><text:tab/>PSW</text:p>
            <text:p text:style-name="P3"><text:tab/>Stato del processo</text:p>
          </draw:text-box>
        </draw:frame>
        <draw:frame draw:style-name="gr1" draw:text-style-name="P6" xml:id="id4" draw:id="id4" draw:layer="layout" svg:width="8.5cm" svg:height="1.119cm" svg:x="9cm" svg:y="8cm">
          <draw:text-box>
            <text:p text:style-name="P5"><text:span text:style-name="T3">Puntatori</text:span></text:p>
          </draw:text-box>
        </draw:frame>
        <draw:frame draw:style-name="gr1" draw:text-style-name="P3" xml:id="id5" draw:id="id5" draw:layer="layout" svg:width="22.5cm" svg:height="1.673cm" svg:x="2.5cm" svg:y="10.5cm">
          <draw:text-box>
            <text:p text:style-name="P3">I processi sono collegati tra di loro per costruire la lista dei processi in un certo stato, la lista dei processi in attesa, ecc.</text:p>
          </draw:text-box>
        </draw:frame>
        <draw:frame draw:style-name="gr1" draw:text-style-name="P7" xml:id="id6" draw:id="id6" draw:layer="layout" svg:width="6cm" svg:height="1.195cm" svg:x="11cm" svg:y="13cm">
          <draw:text-box>
            <text:p text:style-name="P1"><text:span text:style-name="T4">Identificatori</text:span></text:p>
          </draw:text-box>
        </draw:frame>
        <draw:frame draw:style-name="gr1" draw:text-style-name="P3" xml:id="id7" draw:id="id7" draw:layer="layout" svg:width="21.5cm" svg:height="1.673cm" svg:x="3cm" svg:y="15.5cm">
          <draw:text-box>
            <text:p text:style-name="P3">Ogni processo è identificato da un numero. Il sistema assegna questo identificatore che specifica anche l'utente associato al processo.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decelerate="1" presentation:node-type="with-previous" presentation:preset-class="entrance" presentation:preset-id="ooo-entrance-compress">
                  <anim:set smil:begin="0s" smil:dur="0.001s" smil:fill="hold" smil:targetElement="id3" smil:attributeName="visibility" smil:to="visible"/>
                  <anim:animate smil:dur="1s" smil:fill="hold" smil:targetElement="id3" smil:attributeName="width" smil:values="width+.3;width" smil:keyTimes="0;1"/>
                  <anim:animate smil:dur="1s" smil:fill="hold" smil:targetElement="id3" smil:attributeName="height" smil:values="height;height" smil:keyTimes="0;1"/>
                  <anim:transitionFilter smil:dur="1s" smil:targetElement="id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  <anim:animate smil:dur="1s" smil:fill="hold" smil:targetElement="id4" smil:attributeName="x" smil:values="x;x" smil:keyTimes="0;1"/>
                  <anim:animate smil:dur="1s" smil:fill="hold" smil:targetElement="id4" smil:attributeName="y" smil:values="y+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  <anim:animate smil:dur="1s" smil:fill="hold" smil:targetElement="id5" smil:attributeName="x" smil:values="x;x" smil:keyTimes="0;1"/>
                  <anim:animate smil:dur="1s" smil:fill="hold" smil:targetElement="id5" smil:attributeName="y" smil:values="y-.1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  <anim:animate smil:dur="1s" smil:fill="hold" smil:targetElement="id6" smil:attributeName="x" smil:values="x;x" smil:keyTimes="0;1"/>
                  <anim:animate smil:dur="1s" smil:fill="hold" smil:targetElement="id6" smil:attributeName="y" smil:values="y+.1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  <anim:animate smil:dur="1s" smil:fill="hold" smil:targetElement="id7" smil:attributeName="x" smil:values="x;x" smil:keyTimes="0;1"/>
                  <anim:animate smil:dur="1s" smil:fill="hold" smil:targetElement="id7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office:forms form:automatic-focus="false" form:apply-design-mode="false"/>
        <draw:frame draw:style-name="gr1" draw:text-style-name="P7" xml:id="id8" draw:id="id8" draw:layer="layout" svg:width="9.5cm" svg:height="1.195cm" svg:x="9cm" svg:y="1cm">
          <draw:text-box>
            <text:p text:style-name="P1"><text:span text:style-name="T4">PSW</text:span></text:p>
          </draw:text-box>
        </draw:frame>
        <draw:frame draw:style-name="gr1" draw:text-style-name="P3" xml:id="id9" draw:id="id9" draw:layer="layout" svg:width="24.5cm" svg:height="4.517cm" svg:x="2cm" svg:y="4cm">
          <draw:text-box>
            <text:p text:style-name="P3">Gli stati del processo riguardano : new, ready, waiting, terminated, running, precedentemente discussi.</text:p>
            <text:p text:style-name="P3">Quando un processo è messo in memoria e gli vengono assegnate le risorse di necessità, diventa un processo ready. Successivamente, quando ottiene un processore, il processo passa allo stato running quando.</text:p>
            <text:p text:style-name="P3">Il SO per tenere conto dello stato dei processi , li gestisce in code.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8" smil:attributeName="visibility" smil:to="visible"/>
                  <anim:animate smil:dur="1s" smil:fill="hold" smil:targetElement="id8" smil:attributeName="x" smil:values="x-.2;x" smil:keyTimes="0;1"/>
                  <anim:animate smil:dur="1s" smil:fill="hold" smil:targetElement="id8" smil:attributeName="y" smil:values="y;y" smil:keyTimes="0;1"/>
                  <anim:transitionFilter smil:dur="1s" smil:targetElement="id8" smil:type="barWipe" smil:subtype="leftToRight" smil:direction="reverse"/>
                </anim:par>
                <anim:par smil:begin="0s" smil:fill="hold" smil:decelerate="1" presentation:node-type="with-previous" presentation:preset-class="entrance" presentation:preset-id="ooo-entrance-compress">
                  <anim:set smil:begin="0s" smil:dur="0.001s" smil:fill="hold" smil:targetElement="id8" smil:attributeName="visibility" smil:to="visible"/>
                  <anim:animate smil:dur="1s" smil:fill="hold" smil:targetElement="id8" smil:attributeName="width" smil:values="width+.3;width" smil:keyTimes="0;1"/>
                  <anim:animate smil:dur="1s" smil:fill="hold" smil:targetElement="id8" smil:attributeName="height" smil:values="height;height" smil:keyTimes="0;1"/>
                  <anim:transitionFilter smil:dur="1s" smil:targetElement="id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unfold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  <anim:animate smil:dur="1s" smil:fill="hold" smil:targetElement="id9" anim:sub-item="text" smil:attributeName="x" smil:values="x-.1;x" smil:keyTimes="0;1"/>
                  <anim:animate smil:dur="1s" smil:fill="hold" smil:targetElement="id9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opacity-name="Transparency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gradient" draw:fill-gradient-name="Gradient_20_4" draw:fill-image-width="0cm" draw:fill-image-height="0cm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5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ianluca </meta:initial-creator>
    <meta:creation-date>2011-02-04T17:00:58</meta:creation-date>
    <meta:editing-duration>PT57M1S</meta:editing-duration>
    <meta:editing-cycles>12</meta:editing-cycles>
    <dc:date>2011-05-12T17:55:43</dc:date>
    <meta:generator>LibreOffice/3.3$Linux LibreOffice_project/330m19$Build-5</meta:generator>
    <meta:document-statistic meta:object-count="36"/>
  </office:meta>
</office:document-meta>
</file>